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utzerfreundlichkeit</text:p>
      <text:p text:style-name="Standard"/>
      <text:p text:style-name="Standard">Die Benutzerfreundlichkeit beschreibt den Umgang des Nutzers mit einer Anwendung beziehungsweise einer Webseite. Der Nutzer will den Umgang mit unserer Webseite sicherlich nicht erst erlernen, daher muss gewährleistet sein dass Text- und Inhaltsverständnis, sowie Navigation als auch Interaktion mit unserem Webauftritt einfach und schnell zu begreifen sind. </text:p>
      <text:p text:style-name="Standard"/>
      <text:p text:style-name="Standard">Dies setzt als erstes voraus, dass die Webseite nicht überladen wirkt, sei es mit zu viel Text, Bildern sowie Animationen oder Werbung. Der Nutzer soll in kleinen, nicht verschachtelten Inhalten schnell verstehen, welche Ziele sich die Dienstleister für den potentiellen Nutzer gesetzt haben und wie dies umgesetzt wird. Diese Inhalte können nicht nur Texte sein, sondern auch kurze Videosequenzen in welchen das Thema vorgestellt wird. Für detaillierte Informationen sollen interne oder externe Verknüpfungen bereitgestellt werden, welche den Nutzer auf eine eigens erstellte Hilfeseite führt und zu ...weiter...</text:p>
      <text:p text:style-name="Standard"/>
      <text:p text:style-name="Standard">Ein weiteres wichtiges Kriterium der Benutzerfreundlichkeit ist die Navigation. Es muss für den Nutzer jederzeit erkennbar sein, wo er sich auf der Webseite befindet und wie er zu weiteren Inhalten gelangt. Dies legte nahe, dass der Nutzer jederzeit die Menüleiste im Blick haben sollte in welcher zudem der gegenwärtige Standort des Nutzers markiert wird. Damit der Nutzer zu keiner Zeit die Navigationsleiste des Browsers verwenden muss, werden „Sackgassen“ </text:p>
      <text:p text:style-name="Standard">...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07T10:48:54.96</dc:date>
    <meta:editing-duration>PT15M</meta:editing-duration>
    <meta:editing-cycles>2</meta:editing-cycles>
    <meta:generator>OpenOffice.org/3.4.1$Win32 OpenOffice.org_project/341m1$Build-9593</meta:generator>
    <meta:document-statistic meta:table-count="0" meta:image-count="0" meta:object-count="0" meta:page-count="1" meta:paragraph-count="5" meta:word-count="204" meta:character-count="1466"/>
  </office:meta>
</office:document-meta>
</file>